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4.8653in" table:align="left"/>
    </style:style>
    <style:style style:name="Table1.A" style:family="table-column">
      <style:table-column-properties style:column-width="0.8056in"/>
    </style:style>
    <style:style style:name="Table1.B" style:family="table-column">
      <style:table-column-properties style:column-width="4.0597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Preformatted_20_Text">
      <style:paragraph-properties fo:margin-top="0in" fo:margin-bottom="0.1965in" loext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h text:style-name="Heading_20_2" text:outline-level="2">✅ 📚 <text:span text:style-name="Strong_20_Emphasis">Day 1 – Introduction to PHP </text:span></text:h>
      <text:h text:style-name="Heading_20_3" text:outline-level="3">✅ What is PHP?</text:h>
      <text:list xml:id="list918525654" text:style-name="L5">
        <text:list-item>
          <text:p text:style-name="P7">PHP stands for <text:span text:style-name="Strong_20_Emphasis">Hypertext Preprocessor</text:span>.</text:p>
        </text:list-item>
        <text:list-item>
          <text:p text:style-name="P7">It is a <text:span text:style-name="Strong_20_Emphasis">server-side scripting language</text:span> used to create <text:span text:style-name="Strong_20_Emphasis">dynamic web pages</text:span>.</text:p>
        </text:list-item>
        <text:list-item>
          <text:p text:style-name="P7">PHP runs on the server and generates HTML as output.</text:p>
        </text:list-item>
      </text:list>
      <text:p text:style-name="Horizontal_20_Line"/>
      <text:h text:style-name="Heading_20_3" text:outline-level="3">✅ How PHP Works (Flow)</text:h>
      <text:list xml:id="list1878223952" text:style-name="L6">
        <text:list-item>
          <text:p text:style-name="P8">User enters URL →</text:p>
        </text:list-item>
        <text:list-item>
          <text:p text:style-name="P8">HTTP request sent to Web Server (Apache/Nginx) →</text:p>
        </text:list-item>
        <text:list-item>
          <text:p text:style-name="P8">Server executes <text:span text:style-name="Source_20_Text">.php</text:span> file →</text:p>
        </text:list-item>
        <text:list-item>
          <text:p text:style-name="P8">PHP code runs on the server →</text:p>
        </text:list-item>
        <text:list-item>
          <text:p text:style-name="P8">Outputs HTML →</text:p>
        </text:list-item>
        <text:list-item>
          <text:p text:style-name="P8">Browser shows the webpage.</text:p>
        </text:list-item>
      </text:list>
      <text:p text:style-name="Horizontal_20_Line"/>
      <text:h text:style-name="Heading_20_3" text:outline-level="3">✅ Syntax Example</text:h>
      <text:p text:style-name="Preformatted_20_Text"><text:span text:style-name="Source_20_Text">&lt;?php</text:span></text:p>
      <text:p text:style-name="Preformatted_20_Text"><text:span text:style-name="Source_20_Text">echo "Hello, World!";</text:span></text:p>
      <text:p text:style-name="P2"><text:span text:style-name="Source_20_Text">?&gt;</text:span></text:p>
      <text:list xml:id="list3182302901" text:style-name="L7">
        <text:list-item>
          <text:p text:style-name="P9"><text:span text:style-name="Source_20_Text">echo</text:span> prints output to the screen.</text:p>
        </text:list-item>
        <text:list-item>
          <text:p text:style-name="P9">Statements end with a semicolon <text:span text:style-name="Source_20_Text">;</text:span>.</text:p>
        </text:list-item>
      </text:list>
      <text:p text:style-name="Horizontal_20_Line"/>
      <text:h text:style-name="Heading_20_2" text:outline-level="2">✅ 📚 <text:span text:style-name="Strong_20_Emphasis">Day 2 – Variables, Data Types, and Constants (Simple Notes)</text:span></text:h>
      <text:p text:style-name="Horizontal_20_Line"/>
      <text:h text:style-name="Heading_20_3" text:outline-level="3">✅ Variables</text:h>
      <text:list xml:id="list3031378139" text:style-name="L8">
        <text:list-item>
          <text:p text:style-name="P10">Variables store data and start with <text:span text:style-name="Source_20_Text">$</text:span>.</text:p>
        </text:list-item>
        <text:list-item>
          <text:p text:style-name="P10">Example:</text:p>
        </text:list-item>
      </text:list>
      <text:p text:style-name="Preformatted_20_Text"><text:soft-page-break/><text:span text:style-name="Source_20_Text">$name = "John";</text:span></text:p>
      <text:p text:style-name="P2"><text:span text:style-name="Source_20_Text">$age = 25;</text:span></text:p>
      <text:p text:style-name="Horizontal_20_Line"/>
      <text:h text:style-name="Heading_20_3" text:outline-level="3">✅ Data Types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Data Type</text:p>
            </table:table-cell>
            <table:table-cell table:style-name="Table1.A1" office:value-type="string">
              <text:p text:style-name="Table_20_Heading">Example</text:p>
            </table:table-cell>
          </table:table-row>
        </table:table-header-rows>
        <table:table-row>
          <table:table-cell table:style-name="Table1.A1" office:value-type="string">
            <text:p text:style-name="Table_20_Contents">Integer</text:p>
          </table:table-cell>
          <table:table-cell table:style-name="Table1.A1" office:value-type="string">
            <text:p text:style-name="Table_20_Contents"><text:span text:style-name="Source_20_Text">$age = 30;</text:span></text:p>
          </table:table-cell>
        </table:table-row>
        <table:table-row>
          <table:table-cell table:style-name="Table1.A1" office:value-type="string">
            <text:p text:style-name="Table_20_Contents">Float</text:p>
          </table:table-cell>
          <table:table-cell table:style-name="Table1.A1" office:value-type="string">
            <text:p text:style-name="Table_20_Contents"><text:span text:style-name="Source_20_Text">$price = 99.99;</text:span></text:p>
          </table:table-cell>
        </table:table-row>
        <table:table-row>
          <table:table-cell table:style-name="Table1.A1" office:value-type="string">
            <text:p text:style-name="Table_20_Contents">String</text:p>
          </table:table-cell>
          <table:table-cell table:style-name="Table1.A1" office:value-type="string">
            <text:p text:style-name="Table_20_Contents"><text:span text:style-name="Source_20_Text">$name = "Nirmala";</text:span></text:p>
          </table:table-cell>
        </table:table-row>
        <table:table-row>
          <table:table-cell table:style-name="Table1.A1" office:value-type="string">
            <text:p text:style-name="Table_20_Contents">Boolean</text:p>
          </table:table-cell>
          <table:table-cell table:style-name="Table1.A1" office:value-type="string">
            <text:p text:style-name="Table_20_Contents"><text:span text:style-name="Source_20_Text">$is_active = true;</text:span></text:p>
          </table:table-cell>
        </table:table-row>
        <table:table-row>
          <table:table-cell table:style-name="Table1.A1" office:value-type="string">
            <text:p text:style-name="Table_20_Contents">Array</text:p>
          </table:table-cell>
          <table:table-cell table:style-name="Table1.A1" office:value-type="string">
            <text:p text:style-name="Table_20_Contents"><text:span text:style-name="Source_20_Text">$colors = array("Red", "Green", "Blue");</text:span></text:p>
          </table:table-cell>
        </table:table-row>
      </table:table>
      <text:p text:style-name="Horizontal_20_Line"/>
      <text:h text:style-name="Heading_20_3" text:outline-level="3">✅ Constants</text:h>
      <text:list xml:id="list3999801440" text:style-name="L9">
        <text:list-item>
          <text:p text:style-name="P11">Store fixed values that do not change.</text:p>
        </text:list-item>
        <text:list-item>
          <text:p text:style-name="P11">Example:</text:p>
        </text:list-item>
      </text:list>
      <text:p text:style-name="Preformatted_20_Text"><text:span text:style-name="Source_20_Text">define("SITE_NAME", "MyWebsite");</text:span></text:p>
      <text:p text:style-name="P2"><text:span text:style-name="Source_20_Text">echo SITE_NAME;</text:span></text:p>
      <text:p text:style-name="Horizontal_20_Line"/>
      <text:h text:style-name="Heading_20_3" text:outline-level="3">✅ Simple Example Combining Variables and Constant</text:h>
      <text:p text:style-name="Preformatted_20_Text"><text:span text:style-name="Source_20_Text">&lt;?php</text:span></text:p>
      <text:p text:style-name="Preformatted_20_Text"><text:span text:style-name="Source_20_Text">define("SITE_NAME", "LearnPHP");</text:span></text:p>
      <text:p text:style-name="Preformatted_20_Text"><text:span text:style-name="Source_20_Text">$user_name = "Nirmala";</text:span></text:p>
      <text:p text:style-name="Preformatted_20_Text"><text:span text:style-name="Source_20_Text">$user_age = 22;</text:span></text:p>
      <text:p text:style-name="Preformatted_20_Text"><text:span text:style-name="Source_20_Text">$is_registered = true;</text:span></text:p>
      <text:p text:style-name="Preformatted_20_Text"/>
      <text:p text:style-name="Preformatted_20_Text"><text:span text:style-name="Source_20_Text">echo "Welcome to " . SITE_NAME . "&lt;br&gt;";</text:span></text:p>
      <text:p text:style-name="Preformatted_20_Text"><text:span text:style-name="Source_20_Text">echo "User Name: " . $user_name . "&lt;br&gt;";</text:span></text:p>
      <text:p text:style-name="Preformatted_20_Text"><text:span text:style-name="Source_20_Text">echo "Age: " . $user_age . "&lt;br&gt;";</text:span></text:p>
      <text:p text:style-name="Preformatted_20_Text"><text:span text:style-name="Source_20_Text">echo "Registered: " . ($is_registered ? "Yes" : "No");</text:span></text:p>
      <text:p text:style-name="P2"><text:span text:style-name="Source_20_Text">?&gt;</text:span></text:p>
      <text:p text:style-name="Horizontal_20_Line"/>
      <text:h text:style-name="Heading_20_2" text:outline-level="2">✅ ✅ Summary – Key Points</text:h>
      <text:list xml:id="list4266463671" text:style-name="L10">
        <text:list-item>
          <text:p text:style-name="P12">PHP is for creating dynamic web pages.</text:p>
        </text:list-item>
        <text:list-item>
          <text:p text:style-name="P12">Variables hold data and start with <text:span text:style-name="Source_20_Text">$</text:span>.</text:p>
        </text:list-item>
        <text:list-item>
          <text:p text:style-name="P12">Data types include Integer, Float, String, Boolean, Array.</text:p>
        </text:list-item>
        <text:list-item>
          <text:p text:style-name="P12">Constants store fixed values using <text:span text:style-name="Source_20_Text">define()</text:span>.</text:p>
        </text:list-item>
        <text:list-item>
          <text:p text:style-name="P12">Use <text:span text:style-name="Source_20_Text">echo</text:span> to print output.</text:p>
        </text:list-item>
      </text:list>
      <text:p text:style-name="Horizontal_20_Line"><text:soft-page-break/>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Times New Roman" fo:font-family="'Times New Roman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Times New Roman" fo:font-family="'Times New Roman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1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1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9-12T22:29:19.484000000</meta:creation-date>
    <dc:date>2025-09-12T22:30:30.332000000</dc:date>
    <meta:editing-duration>PT1M12S</meta:editing-duration>
    <meta:editing-cycles>1</meta:editing-cycles>
    <meta:document-statistic meta:table-count="1" meta:image-count="0" meta:object-count="0" meta:page-count="3" meta:paragraph-count="59" meta:word-count="273" meta:character-count="1480" meta:non-whitespace-character-count="1282"/>
    <meta:generator>Neat_Office/6.2.8.2$Windows_x86 LibreOffice_project/</meta:generator>
  </office:meta>
</office:document-meta>
</file>